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3cm" svg:height="1.9cm" svg:x="9.9cm" svg:y="14.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2.9cm" svg:height="1.6cm" svg:x="3.575cm" svg:y="8.6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cm" svg:height="1.6cm" svg:x="5.2cm" svg:y="1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9cm" svg:height="1.6cm" svg:x="8.8cm" svg:y="18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.687cm" svg:y1="18.391cm" svg:x2="5.2cm" svg:y2="18.8cm" draw:end-shape="id1" draw:end-glue-point="6" svg:d="m3687 18391c745 0-11 409 1513 409">
          <text:p/>
        </draw:connector>
        <draw:connector draw:style-name="gr3" draw:text-style-name="P1" draw:layer="layout" draw:type="curve" draw:line-skew="0cm -11.551cm 1.249cm" svg:x1="3.575cm" svg:y1="9.4cm" svg:x2="24.9cm" svg:y2="14.7cm" draw:start-shape="id2" draw:start-glue-point="6" draw:end-shape="id3" draw:end-glue-point="10" svg:d="m3575 9400c-780 0-520-8900 11287-8900s12693 14200 10038 14200">
          <text:p/>
        </draw:connector>
        <draw:connector draw:style-name="gr3" draw:text-style-name="P1" draw:layer="layout" draw:type="curve" svg:x1="5.8cm" svg:y1="13.1cm" svg:x2="3.999cm" svg:y2="9.966cm" draw:start-shape="id4" draw:start-glue-point="6" draw:end-shape="id2" draw:end-glue-point="7" svg:d="m5800 13100c-1201 0-1801-1044-1801-3134">
          <text:p/>
        </draw:connector>
        <draw:connector draw:style-name="gr3" draw:text-style-name="P1" draw:layer="layout" draw:type="curve" svg:x1="10.25cm" svg:y1="18cm" svg:x2="9.05cm" svg:y2="16.7cm" draw:start-shape="id5" draw:start-glue-point="4" draw:end-shape="id6" draw:end-glue-point="2" svg:d="m10250 18000c0-973-1200-324-1200-1300">
          <text:p/>
        </draw:connector>
        <draw:connector draw:style-name="gr3" draw:text-style-name="P1" draw:layer="layout" draw:type="curve" svg:x1="9.224cm" svg:y1="19.366cm" svg:x2="7.676cm" svg:y2="19.366cm" draw:start-shape="id5" draw:start-glue-point="7" draw:end-shape="id1" draw:end-glue-point="9" svg:d="m9224 19366c0 1132-1548 1132-1548 0">
          <text:p/>
        </draw:connector>
        <draw:connector draw:style-name="gr3" draw:text-style-name="P1" draw:layer="layout" draw:type="curve" svg:x1="7.676cm" svg:y1="18.234cm" svg:x2="9.224cm" svg:y2="18.234cm" draw:start-shape="id1" draw:start-glue-point="11" draw:end-shape="id5" draw:end-glue-point="5" svg:d="m7676 18234c0-1131 1548-1131 1548 0">
          <text:p/>
        </draw:connector>
        <draw:custom-shape draw:style-name="gr4" draw:text-style-name="P3" xml:id="id6" draw:id="id6" draw:layer="layout" svg:width="1.9cm" svg:height="1.9cm" svg:x="8.1cm" svg:y="14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3" draw:id="id3" draw:layer="layout" svg:width="2.9cm" svg:height="1.6cm" svg:x="22cm" svg:y="13.9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9cm" svg:height="1.9cm" svg:x="16.9cm" svg:y="17.3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cm" svg:y1="15.75cm" svg:x2="10.76cm" svg:y2="15.719cm" draw:start-shape="id6" draw:start-glue-point="7" draw:end-shape="id7" draw:end-glue-point="5" svg:d="m10000 15750c571 0 192-31 760-31">
          <text:p/>
        </draw:connector>
        <draw:connector draw:style-name="gr3" draw:text-style-name="P1" draw:layer="layout" draw:type="curve" svg:x1="15.025cm" svg:y1="16.5cm" svg:x2="11.276cm" svg:y2="18.234cm" draw:start-shape="id8" draw:start-glue-point="8" draw:end-shape="id5" draw:end-glue-point="11" svg:d="m15025 16500c0 1126-3749 260-3749 1734">
          <text:p/>
        </draw:connector>
        <draw:connector draw:style-name="gr3" draw:text-style-name="P1" draw:layer="layout" draw:type="curve" svg:x1="11.7cm" svg:y1="18.8cm" svg:x2="16.9cm" svg:y2="18.25cm" draw:start-shape="id5" draw:start-glue-point="10" draw:end-shape="id9" draw:end-glue-point="5" svg:d="m11700 18800c3901 0 1302-550 5200-550">
          <text:p/>
        </draw:connector>
        <draw:connector draw:style-name="gr3" draw:text-style-name="P1" draw:layer="layout" draw:type="curve" svg:x1="18.8cm" svg:y1="18.25cm" svg:x2="23.45cm" svg:y2="15.5cm" draw:start-shape="id9" draw:start-glue-point="7" draw:end-shape="id3" draw:end-glue-point="8" svg:d="m18800 18250c3100 0 4650-916 4650-2750">
          <text:p/>
        </draw:connector>
        <draw:custom-shape draw:style-name="gr4" draw:text-style-name="P2" xml:id="id8" draw:id="id8" draw:layer="layout" svg:width="2.9cm" svg:height="1.6cm" svg:x="13.575cm" svg:y="14.9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9cm" svg:height="1.6cm" svg:x="5.8cm" svg:y="12.3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-4.819cm 1.782cm" svg:x1="3.999cm" svg:y1="8.834cm" svg:x2="23.375cm" svg:y2="11.2cm" draw:start-shape="id2" draw:start-glue-point="5" draw:end-shape="id10" draw:end-glue-point="10" svg:d="m3999 8834c0-8359 10840-6966 16547-4285s6283 6651 2829 6651">
          <text:p/>
        </draw:connector>
        <draw:connector draw:style-name="gr3" draw:text-style-name="P1" draw:layer="layout" draw:type="curve" draw:line-skew="-0.423cm" svg:x1="9.499cm" svg:y1="11.266cm" svg:x2="6.051cm" svg:y2="9.966cm" draw:start-shape="id11" draw:start-glue-point="7" draw:end-shape="id2" draw:end-glue-point="9" svg:d="m9499 11266c0 498-3448 1148-3448-1300">
          <text:p/>
        </draw:connector>
        <draw:connector draw:style-name="gr3" draw:text-style-name="P1" draw:layer="layout" draw:type="curve" svg:x1="11.975cm" svg:y1="10.7cm" svg:x2="15.45cm" svg:y2="12.3cm" draw:start-shape="id11" draw:start-glue-point="10" draw:end-shape="id12" draw:end-glue-point="4" svg:d="m11975 10700c2317 0 3475 533 3475 1600">
          <text:p/>
        </draw:connector>
        <draw:connector draw:style-name="gr3" draw:text-style-name="P1" draw:layer="layout" draw:type="curve" svg:x1="15.45cm" svg:y1="13.9cm" svg:x2="16.051cm" svg:y2="15.134cm" draw:start-shape="id12" draw:start-glue-point="8" draw:end-shape="id8" draw:end-glue-point="11" svg:d="m15450 13900c0 751 601 135 601 1234">
          <text:p/>
        </draw:connector>
        <draw:connector draw:style-name="gr3" draw:text-style-name="P1" draw:layer="layout" draw:type="curve" svg:x1="12.66cm" svg:y1="15.719cm" svg:x2="13.575cm" svg:y2="15.7cm" draw:start-shape="id7" draw:start-glue-point="7" draw:end-shape="id8" draw:end-glue-point="6" svg:d="m12660 15719c687 0 230-19 915-19">
          <text:p/>
        </draw:connector>
        <draw:custom-shape draw:style-name="gr2" draw:text-style-name="P2" xml:id="id12" draw:id="id12" draw:layer="layout" svg:width="2.9cm" svg:height="1.6cm" svg:x="14cm" svg:y="12.3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2.9cm" svg:height="1.6cm" svg:x="9.075cm" svg:y="9.9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9cm" svg:height="1.6cm" svg:x="16.375cm" svg:y="7cm">
          <text:p text:style-name="P1"><text:span text:style-name="T1">guid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9cm" svg:height="1.9cm" svg:x="9.775cm" svg:y="7.1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0.558cm" svg:y1="11.766cm" svg:x2="22.424cm" svg:y2="14.134cm" draw:start-shape="id10" draw:start-glue-point="7" draw:end-shape="id3" draw:end-glue-point="5" svg:d="m20558 11766c0 1777 1866 594 1866 2368">
          <text:p/>
        </draw:connector>
        <draw:connector draw:style-name="gr3" draw:text-style-name="P1" draw:layer="layout" draw:type="curve" draw:line-skew="-0.589cm" svg:x1="6.051cm" svg:y1="8.834cm" svg:x2="16.799cm" svg:y2="7.234cm" draw:start-shape="id2" draw:start-glue-point="11" draw:end-shape="id13" draw:end-glue-point="5" svg:d="m6051 8834c0-4414 10748-3614 10748-1600">
          <text:p/>
        </draw:connector>
        <draw:connector draw:style-name="gr3" draw:text-style-name="P1" draw:layer="layout" draw:type="curve" svg:x1="16.375cm" svg:y1="7.8cm" svg:x2="10.725cm" svg:y2="7.1cm" draw:start-shape="id13" draw:start-glue-point="6" draw:end-shape="id14" draw:end-glue-point="4" svg:d="m16375 7800c-3523 0-2936-610-3467-980s-2183-500-2183 280">
          <text:p/>
        </draw:connector>
        <draw:connector draw:style-name="gr3" draw:text-style-name="P1" draw:layer="layout" draw:type="curve" svg:x1="9.775cm" svg:y1="8.05cm" svg:x2="6.475cm" svg:y2="9.4cm" draw:start-shape="id14" draw:start-glue-point="5" draw:end-shape="id2" draw:end-glue-point="10" svg:d="m9775 8050c-2473 0-824 1350-3300 1350">
          <text:p/>
        </draw:connector>
        <draw:connector draw:style-name="gr3" draw:text-style-name="P1" draw:layer="layout" draw:type="curve" svg:x1="10.725cm" svg:y1="9cm" svg:x2="9.499cm" svg:y2="10.134cm" draw:start-shape="id14" draw:start-glue-point="6" draw:end-shape="id11" draw:end-glue-point="5" svg:d="m10725 9000c0 676-1226 110-1226 1134">
          <text:p/>
        </draw:connector>
        <draw:custom-shape draw:style-name="gr2" draw:text-style-name="P2" xml:id="id10" draw:id="id10" draw:layer="layout" svg:width="3.3cm" svg:height="1.6cm" svg:x="20.075cm" svg:y="10.4cm">
          <text:p text:style-name="P1"><text:span text:style-name="T1">stabiliz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.799cm" svg:x1="20.075cm" svg:y1="11.2cm" svg:x2="11.675cm" svg:y2="8.05cm" draw:start-shape="id10" draw:start-glue-point="6" draw:end-shape="id14" draw:end-glue-point="7" svg:d="m20075 11200c-5100 0-900-3150-8400-3150">
          <text:p/>
        </draw:connector>
        <draw:connector draw:style-name="gr3" draw:text-style-name="P1" draw:layer="layout" draw:type="curve" svg:x1="20.558cm" svg:y1="10.634cm" svg:x2="17.825cm" svg:y2="8.6cm" draw:start-shape="id10" draw:start-glue-point="5" draw:end-shape="id13" draw:end-glue-point="8" svg:d="m20558 10634c0-1701-2733-684-2733-2034">
          <text:p/>
        </draw:connector>
        <draw:connector draw:style-name="gr3" draw:text-style-name="P1" draw:layer="layout" draw:type="curve" svg:x1="23.45cm" svg:y1="13.9cm" svg:x2="21.725cm" svg:y2="12cm" draw:start-shape="id3" draw:start-glue-point="4" draw:end-shape="id10" draw:end-glue-point="8" svg:d="m23450 13900c0-1423-1725-474-1725-1900">
          <text:p/>
        </draw:connector>
        <draw:connector draw:style-name="gr3" draw:text-style-name="P1" draw:layer="layout" draw:type="curve" draw:line-skew="0.549cm" svg:x1="22cm" svg:y1="14.7cm" svg:x2="11.675cm" svg:y2="8.05cm" draw:start-shape="id3" draw:start-glue-point="6" draw:end-shape="id14" draw:end-glue-point="7" svg:d="m22000 14700c-6919 0-1757-6650-10325-6650">
          <text:p/>
        </draw:connector>
        <draw:custom-shape draw:style-name="gr2" draw:text-style-name="P3" xml:id="id15" draw:id="id15" draw:layer="layout" svg:width="1.9cm" svg:height="1.9cm" svg:x="21.275cm" svg:y="7.2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3.999cm" svg:y1="15.134cm" svg:x2="8.7cm" svg:y2="13.1cm" draw:start-shape="id8" draw:start-glue-point="5" draw:end-shape="id4" draw:end-glue-point="10" svg:d="m13999 15134c0-1356-1766-2034-5299-2034">
          <text:p/>
        </draw:connector>
        <draw:connector draw:style-name="gr3" draw:text-style-name="P1" draw:layer="layout" draw:type="curve" draw:line-skew="-2.285cm" svg:x1="22.225cm" svg:y1="7.2cm" svg:x2="5.025cm" svg:y2="8.6cm" draw:start-shape="id15" draw:start-glue-point="4" draw:end-shape="id2" draw:end-glue-point="4" svg:d="m22225 7200c0-4207-17200-4907-17200 1400">
          <text:p/>
        </draw:connector>
        <draw:connector draw:style-name="gr3" draw:text-style-name="P1" draw:layer="layout" draw:type="curve" svg:x1="21.725cm" svg:y1="10.4cm" svg:x2="21.275cm" svg:y2="8.15cm" draw:start-shape="id10" draw:start-glue-point="4" draw:end-shape="id15" draw:end-glue-point="5" svg:d="m21725 10400c0-975-486-812-794-1131s-437-1119 344-1119">
          <text:p/>
        </draw:connector>
        <draw:connector draw:style-name="gr3" draw:text-style-name="P1" draw:layer="layout" draw:type="curve" svg:x1="22.225cm" svg:y1="7.2cm" svg:x2="19.275cm" svg:y2="7.8cm" draw:start-shape="id15" draw:start-glue-point="4" draw:end-shape="id13" draw:end-glue-point="10" svg:d="m22225 7200c0-780-975-650-1337-305s-112 905-1613 905">
          <text:p/>
        </draw:connector>
        <draw:connector draw:style-name="gr3" draw:text-style-name="P1" draw:layer="layout" draw:type="curve" svg:x1="24.476cm" svg:y1="14.134cm" svg:x2="23.175cm" svg:y2="8.15cm" draw:start-shape="id3" draw:start-glue-point="11" draw:end-shape="id15" draw:end-glue-point="7" svg:d="m24476 14134c0-3990-433-5984-1301-5984">
          <text:p/>
        </draw:connector>
        <draw:custom-shape draw:style-name="gr4" draw:text-style-name="P4" xml:id="id7" draw:id="id7" draw:layer="layout" svg:width="1.9cm" svg:height="1.9cm" svg:x="10.76cm" svg:y="14.769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523cm" svg:x1="24.476cm" svg:y1="15.266cm" svg:x2="11.276cm" svg:y2="19.366cm" draw:start-shape="id3" draw:start-glue-point="9" draw:end-shape="id5" draw:end-glue-point="9" svg:d="m24476 15266c0 6498-13200 4448-13200 4100">
          <text:p/>
        </draw:connector>
      </draw:page>
      <draw:page draw:name="page2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128.673092514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18" draw:id="id18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16" draw:end-glue-point="6" svg:d="m4621 16018c745 0-11 1059 1513 1059">
          <text:p/>
        </draw:connector>
        <draw:connector draw:style-name="gr3" draw:text-style-name="P1" draw:layer="layout" draw:type="curve" svg:x1="6.4cm" svg:y1="11.15cm" svg:x2="5.224cm" svg:y2="6.176cm" draw:start-shape="id17" draw:start-glue-point="6" draw:end-shape="id18" draw:end-glue-point="7" svg:d="m6400 11150c-784 0-1176-1658-1176-4974">
          <text:p/>
        </draw:connector>
        <draw:connector draw:style-name="gr3" draw:text-style-name="P1" draw:layer="layout" draw:type="curve" svg:x1="11.184cm" svg:y1="15.627cm" svg:x2="9.984cm" svg:y2="14.327cm" draw:start-shape="id19" draw:start-glue-point="4" draw:end-shape="id20" draw:end-glue-point="2" svg:d="m11184 15627c0-973-1200-324-1200-1300">
          <text:p/>
        </draw:connector>
        <draw:connector draw:style-name="gr3" draw:text-style-name="P1" draw:layer="layout" draw:type="curve" svg:x1="10.158cm" svg:y1="18.103cm" svg:x2="8.61cm" svg:y2="18.103cm" draw:start-shape="id19" draw:start-glue-point="7" draw:end-shape="id16" draw:end-glue-point="9" svg:d="m10158 18103c0 1419-1548 1419-1548 0">
          <text:p/>
        </draw:connector>
        <draw:connector draw:style-name="gr3" draw:text-style-name="P1" draw:layer="layout" draw:type="curve" svg:x1="8.61cm" svg:y1="16.051cm" svg:x2="10.158cm" svg:y2="16.051cm" draw:start-shape="id16" draw:start-glue-point="11" draw:end-shape="id19" draw:end-glue-point="5" svg:d="m8610 16051c0-1416 1548-1416 1548 0">
          <text:p/>
        </draw:connector>
        <draw:custom-shape draw:style-name="gr4" draw:text-style-name="P3" xml:id="id20" draw:id="id20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24" draw:id="id24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20" draw:start-glue-point="7" draw:end-shape="id21" draw:end-glue-point="5" svg:d="m10934 13377c570 0 190-31 760-31">
          <text:p/>
        </draw:connector>
        <draw:connector draw:style-name="gr3" draw:text-style-name="P1" draw:layer="layout" draw:type="curve" svg:x1="16.25cm" svg:y1="15.4cm" svg:x2="12.21cm" svg:y2="16.051cm" draw:start-shape="id22" draw:start-glue-point="8" draw:end-shape="id19" draw:end-glue-point="11" svg:d="m16250 15400c0 434-1346 651-4040 651">
          <text:p/>
        </draw:connector>
        <draw:connector draw:style-name="gr3" draw:text-style-name="P1" draw:layer="layout" draw:type="curve" svg:x1="12.634cm" svg:y1="17.077cm" svg:x2="17.8cm" svg:y2="16.15cm" draw:start-shape="id19" draw:start-glue-point="10" draw:end-shape="id23" draw:end-glue-point="5" svg:d="m12634 17077c3876 0 1293-927 5166-927">
          <text:p/>
        </draw:connector>
        <draw:connector draw:style-name="gr3" draw:text-style-name="P1" draw:layer="layout" draw:type="curve" svg:x1="19.7cm" svg:y1="16.15cm" svg:x2="22.724cm" svg:y2="13.976cm" draw:start-shape="id23" draw:start-glue-point="7" draw:end-shape="id24" draw:end-glue-point="7" svg:d="m19700 16150c1951 0 440-2174 3024-2174">
          <text:p/>
        </draw:connector>
        <draw:custom-shape draw:style-name="gr4" draw:text-style-name="P2" xml:id="id22" draw:id="id22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25" draw:start-glue-point="10" draw:end-shape="id26" draw:end-glue-point="6" svg:d="m13600 8650c901 0 302 1400 1200 1400">
          <text:p/>
        </draw:connector>
        <draw:connector draw:style-name="gr3" draw:text-style-name="P1" draw:layer="layout" draw:type="curve" svg:x1="17.7cm" svg:y1="10.05cm" svg:x2="17.7cm" svg:y2="13.95cm" draw:start-shape="id26" draw:start-glue-point="10" draw:end-shape="id22" draw:end-glue-point="10" svg:d="m17700 10050c781 0 781 3900 0 3900">
          <text:p/>
        </draw:connector>
        <draw:connector draw:style-name="gr3" draw:text-style-name="P1" draw:layer="layout" draw:type="curve" svg:x1="13.594cm" svg:y1="13.346cm" svg:x2="14.8cm" svg:y2="13.95cm" draw:start-shape="id21" draw:start-glue-point="7" draw:end-shape="id22" draw:end-glue-point="6" svg:d="m13594 13346c906 0 303 604 1206 604">
          <text:p/>
        </draw:connector>
        <draw:custom-shape draw:style-name="gr4" draw:text-style-name="P2" xml:id="id26" draw:id="id26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2.9cm" svg:height="2.9cm" svg:x="18cm" svg:y="3.4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8" draw:id="id28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1.47cm" svg:x1="6.25cm" svg:y1="3.7cm" svg:x2="18.424cm" svg:y2="3.824cm" draw:start-shape="id18" draw:start-glue-point="4" draw:end-shape="id27" draw:end-glue-point="5" svg:d="m6250 3700c0-3435 12174-3497 12174 124">
          <text:p/>
        </draw:connector>
        <draw:connector draw:style-name="gr3" draw:text-style-name="P1" draw:layer="layout" draw:type="curve" svg:x1="18cm" svg:y1="4.85cm" svg:x2="10.65cm" svg:y2="4.2cm" draw:start-shape="id27" draw:start-glue-point="6" draw:end-shape="id28" draw:end-glue-point="4" svg:d="m18000 4850c-4798 0-3998-585-4636-943s-2714-487-2714 293">
          <text:p/>
        </draw:connector>
        <draw:connector draw:style-name="gr3" draw:text-style-name="P1" draw:layer="layout" draw:type="curve" svg:x1="9.7cm" svg:y1="5.15cm" svg:x2="7.7cm" svg:y2="5.15cm" draw:start-shape="id28" draw:start-glue-point="5" draw:end-shape="id18" draw:end-glue-point="10" svg:d="m9700 5150h-2000">
          <text:p/>
        </draw:connector>
        <draw:connector draw:style-name="gr3" draw:text-style-name="P1" draw:layer="layout" draw:type="curve" svg:x1="10.65cm" svg:y1="6.1cm" svg:x2="11.124cm" svg:y2="7.624cm" draw:start-shape="id28" draw:start-glue-point="6" draw:end-shape="id25" draw:end-glue-point="4" svg:d="m10650 6100c0 826 474 65 474 1524">
          <text:p/>
        </draw:connector>
        <draw:custom-shape draw:style-name="gr2" draw:text-style-name="P3" xml:id="id29" draw:id="id29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22" draw:start-glue-point="4" draw:end-shape="id17" draw:end-glue-point="10" svg:d="m16250 12500c0-900-2316-1350-6950-1350">
          <text:p/>
        </draw:connector>
        <draw:connector draw:style-name="gr3" draw:text-style-name="P1" draw:layer="layout" draw:type="curve" svg:x1="19.3cm" svg:y1="8.75cm" svg:x2="11.6cm" svg:y2="5.15cm" draw:start-shape="id29" draw:start-glue-point="5" draw:end-shape="id28" svg:d="m19300 8750c-5775 0-1925-3600-7700-3600">
          <text:p/>
        </draw:connector>
        <draw:connector draw:style-name="gr3" draw:text-style-name="P1" draw:layer="layout" draw:type="curve" svg:x1="20.25cm" svg:y1="7.8cm" svg:x2="19.45cm" svg:y2="6.3cm" draw:start-shape="id29" draw:start-glue-point="4" draw:end-shape="id27" draw:end-glue-point="8" svg:d="m20250 7800c0-1123-800-374-800-1500">
          <text:p/>
        </draw:connector>
        <draw:connector draw:style-name="gr3" draw:text-style-name="P1" draw:layer="layout" draw:type="curve" svg:x1="22.724cm" svg:y1="11.924cm" svg:x2="20.25cm" svg:y2="9.7cm" draw:start-shape="id24" draw:start-glue-point="5" draw:end-shape="id29" draw:end-glue-point="6" svg:d="m22724 11924c0-1984-2474-873-2474-2224">
          <text:p/>
        </draw:connector>
        <draw:custom-shape draw:style-name="gr4" draw:text-style-name="P4" xml:id="id21" draw:id="id21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24" draw:start-glue-point="8" draw:end-shape="id19" draw:end-glue-point="9" svg:d="m23750 14400c0 2469-3846 3703-11540 3703">
          <text:p/>
        </draw:connector>
        <draw:custom-shape draw:style-name="gr2" draw:text-style-name="P2" xml:id="id30" draw:id="id30" draw:layer="layout" svg:width="2.9cm" svg:height="2.9cm" svg:x="22.3cm" svg:y="7.3cm">
          <text:p text:style-name="P1"><text:span text:style-name="T1">assist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24" draw:start-glue-point="4" draw:end-shape="id30" draw:end-glue-point="8" svg:d="m23750 11500v-1300">
          <text:p/>
        </draw:connector>
        <draw:connector draw:style-name="gr3" draw:text-style-name="P1" draw:layer="layout" draw:type="curve" svg:x1="22.3cm" svg:y1="8.75cm" svg:x2="21.2cm" svg:y2="8.75cm" draw:start-shape="id30" draw:start-glue-point="6" draw:end-shape="id29" svg:d="m22300 8750h-1100">
          <text:p/>
        </draw:connector>
        <draw:connector draw:style-name="gr3" draw:text-style-name="P1" draw:layer="layout" draw:type="curve" svg:x1="20.476cm" svg:y1="3.824cm" svg:x2="23.75cm" svg:y2="7.3cm" draw:start-shape="id27" draw:start-glue-point="11" draw:end-shape="id30" draw:end-glue-point="4" svg:d="m20476 3824c2183 0 3274 1158 3274 3476">
          <text:p/>
        </draw:connector>
        <draw:connector draw:style-name="gr6" draw:text-style-name="P1" draw:layer="layout" draw:type="curve" svg:x1="11.124cm" svg:y1="9.676cm" svg:x2="7.276cm" svg:y2="6.176cm" draw:start-shape="id25" draw:start-glue-point="7" draw:end-shape="id18" draw:end-glue-point="9" svg:d="m11124 9676c-2884 0-961-3500-3848-3500">
          <text:p/>
        </draw:connector>
        <draw:connector draw:style-name="gr3" draw:text-style-name="P1" draw:layer="layout" draw:type="curve" draw:line-skew="-1.768cm" svg:x1="17.429cm" svg:y1="2.228cm" svg:x2="24.776cm" svg:y2="7.724cm" draw:end-shape="id30" draw:end-glue-point="11" svg:d="m17429 2228c0 762 7347-1986 7347 5496">
          <text:p/>
        </draw:connector>
        <draw:connector draw:style-name="gr3" draw:text-style-name="P1" draw:layer="layout" draw:type="curve" svg:x1="18.424cm" svg:y1="5.876cm" svg:x2="22.3cm" svg:y2="12.95cm" draw:start-shape="id27" draw:start-glue-point="7" draw:end-shape="id24" draw:end-glue-point="6" svg:d="m18424 5876c0 4716 1292 7074 3876 7074">
          <text:p/>
        </draw:connector>
        <draw:connector draw:style-name="gr3" draw:text-style-name="P1" draw:layer="layout" draw:type="curve" svg:x1="24.616cm" svg:y1="5.894cm" svg:x2="25.2cm" svg:y2="12.95cm" draw:end-shape="id24" draw:end-glue-point="10" svg:d="m24616 5894c1657 0 1365 7056 584 7056">
          <text:p/>
        </draw:connector>
      </draw:page>
      <draw:page draw:name="page3" draw:style-name="dp1" draw:master-page-name="Default">
        <draw:custom-shape draw:style-name="gr5" draw:text-style-name="P1" draw:layer="layout" svg:width="13.2cm" svg:height="10.2cm" svg:x="4.2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33" draw:id="id33" draw:layer="layout" svg:width="2.9cm" svg:height="2.9cm" svg:x="4.8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1" draw:id="id31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621cm" svg:y1="16.018cm" svg:x2="6.134cm" svg:y2="17.077cm" draw:end-shape="id31" draw:end-glue-point="6" svg:d="m4621 16018c745 0-11 1059 1513 1059">
          <text:p/>
        </draw:connector>
        <draw:connector draw:style-name="gr3" draw:text-style-name="P1" draw:layer="layout" draw:type="curve" svg:x1="6.4cm" svg:y1="11.15cm" svg:x2="5.224cm" svg:y2="6.176cm" draw:start-shape="id32" draw:start-glue-point="6" draw:end-shape="id33" draw:end-glue-point="7" svg:d="m6400 11150c-784 0-1176-1658-1176-4974">
          <text:p/>
        </draw:connector>
        <draw:connector draw:style-name="gr3" draw:text-style-name="P1" draw:layer="layout" draw:type="curve" svg:x1="11.184cm" svg:y1="15.627cm" svg:x2="9.984cm" svg:y2="14.327cm" draw:start-shape="id34" draw:start-glue-point="4" draw:end-shape="id35" draw:end-glue-point="2" svg:d="m11184 15627c0-973-1200-324-1200-1300">
          <text:p/>
        </draw:connector>
        <draw:connector draw:style-name="gr3" draw:text-style-name="P1" draw:layer="layout" draw:type="curve" svg:x1="10.158cm" svg:y1="18.103cm" svg:x2="8.61cm" svg:y2="18.103cm" draw:start-shape="id34" draw:start-glue-point="7" draw:end-shape="id31" draw:end-glue-point="9" svg:d="m10158 18103c0 1419-1548 1419-1548 0">
          <text:p/>
        </draw:connector>
        <draw:connector draw:style-name="gr3" draw:text-style-name="P1" draw:layer="layout" draw:type="curve" svg:x1="8.61cm" svg:y1="16.051cm" svg:x2="10.158cm" svg:y2="16.051cm" draw:start-shape="id31" draw:start-glue-point="11" draw:end-shape="id34" draw:end-glue-point="5" svg:d="m8610 16051c0-1416 1548-1416 1548 0">
          <text:p/>
        </draw:connector>
        <draw:custom-shape draw:style-name="gr4" draw:text-style-name="P3" xml:id="id35" draw:id="id35" draw:layer="layout" svg:width="1.9cm" svg:height="1.9cm" svg:x="9.0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39" draw:id="id39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0.934cm" svg:y1="13.377cm" svg:x2="11.694cm" svg:y2="13.346cm" draw:start-shape="id35" draw:start-glue-point="7" draw:end-shape="id36" draw:end-glue-point="5" svg:d="m10934 13377c571 0 192-31 760-31">
          <text:p/>
        </draw:connector>
        <draw:connector draw:style-name="gr3" draw:text-style-name="P1" draw:layer="layout" draw:type="curve" svg:x1="16.25cm" svg:y1="15.4cm" svg:x2="12.21cm" svg:y2="16.051cm" draw:start-shape="id37" draw:start-glue-point="8" draw:end-shape="id34" draw:end-glue-point="11" svg:d="m16250 15400c0 434-1346 651-4040 651">
          <text:p/>
        </draw:connector>
        <draw:connector draw:style-name="gr3" draw:text-style-name="P1" draw:layer="layout" draw:type="curve" svg:x1="12.634cm" svg:y1="17.077cm" svg:x2="17.8cm" svg:y2="16.15cm" draw:start-shape="id34" draw:start-glue-point="10" draw:end-shape="id38" draw:end-glue-point="5" svg:d="m12634 17077c3876 0 1293-927 5166-927">
          <text:p/>
        </draw:connector>
        <draw:connector draw:style-name="gr3" draw:text-style-name="P1" draw:layer="layout" draw:type="curve" svg:x1="19.7cm" svg:y1="16.15cm" svg:x2="22.724cm" svg:y2="13.976cm" draw:start-shape="id38" draw:start-glue-point="7" draw:end-shape="id39" draw:end-glue-point="7" svg:d="m19700 16150c1951 0 440-2174 3024-2174">
          <text:p/>
        </draw:connector>
        <draw:custom-shape draw:style-name="gr7" draw:text-style-name="P2" xml:id="id37" draw:id="id37" draw:layer="layout" svg:width="2.9cm" svg:height="2.9cm" svg:x="14.8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2" draw:id="id32" draw:layer="layout" svg:width="2.9cm" svg:height="2.9cm" svg:x="6.4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3.6cm" svg:y1="8.65cm" svg:x2="14.8cm" svg:y2="10.05cm" draw:start-shape="id40" draw:start-glue-point="10" draw:end-shape="id41" draw:end-glue-point="6" svg:d="m13600 8650c901 0 302 1400 1200 1400">
          <text:p/>
        </draw:connector>
        <draw:connector draw:style-name="gr3" draw:text-style-name="P1" draw:layer="layout" draw:type="curve" svg:x1="17.7cm" svg:y1="10.05cm" svg:x2="17.7cm" svg:y2="13.95cm" draw:start-shape="id41" draw:start-glue-point="10" draw:end-shape="id37" draw:end-glue-point="10" svg:d="m17700 10050c781 0 781 3900 0 3900">
          <text:p/>
        </draw:connector>
        <draw:connector draw:style-name="gr3" draw:text-style-name="P1" draw:layer="layout" draw:type="curve" svg:x1="13.594cm" svg:y1="13.346cm" svg:x2="14.8cm" svg:y2="13.95cm" draw:start-shape="id36" draw:start-glue-point="7" draw:end-shape="id37" draw:end-glue-point="6" svg:d="m13594 13346c906 0 303 604 1206 604">
          <text:p/>
        </draw:connector>
        <draw:custom-shape draw:style-name="gr7" draw:text-style-name="P2" xml:id="id41" draw:id="id41" draw:layer="layout" svg:width="2.9cm" svg:height="2.9cm" svg:x="14.8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2.9cm" svg:height="2.9cm" svg:x="10.7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2" draw:id="id42" draw:layer="layout" svg:width="2.9cm" svg:height="2.9cm" svg:x="18cm" svg:y="3.4cm">
          <text:p text:style-name="P1"><text:span text:style-name="T1">loiter /</text:span></text:p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3" draw:id="id43" draw:layer="layout" svg:width="1.9cm" svg:height="1.9cm" svg:x="9.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draw:line-skew="-0.845cm" svg:x1="6.25cm" svg:y1="3.7cm" svg:x2="19.45cm" svg:y2="3.4cm" draw:start-shape="id33" draw:start-glue-point="4" draw:end-shape="id42" draw:end-glue-point="4" svg:d="m6250 3700c0-2497 13200-2347 13200-300">
          <text:p/>
        </draw:connector>
        <draw:connector draw:style-name="gr3" draw:text-style-name="P1" draw:layer="layout" draw:type="curve" svg:x1="18.424cm" svg:y1="3.824cm" svg:x2="10.65cm" svg:y2="4.2cm" draw:start-shape="id42" draw:start-glue-point="5" draw:end-shape="id43" draw:end-glue-point="4" svg:d="m18424 3824c0-1416-7774-1604-7774 376">
          <text:p/>
        </draw:connector>
        <draw:connector draw:style-name="gr3" draw:text-style-name="P1" draw:layer="layout" draw:type="curve" svg:x1="9.7cm" svg:y1="5.15cm" svg:x2="7.7cm" svg:y2="5.15cm" draw:start-shape="id43" draw:start-glue-point="5" draw:end-shape="id33" draw:end-glue-point="10" svg:d="m9700 5150h-2000">
          <text:p/>
        </draw:connector>
        <draw:connector draw:style-name="gr3" draw:text-style-name="P1" draw:layer="layout" draw:type="curve" svg:x1="10.65cm" svg:y1="6.1cm" svg:x2="12.15cm" svg:y2="7.2cm" draw:start-shape="id43" draw:start-glue-point="6" draw:end-shape="id40" draw:end-glue-point="4" svg:d="m10650 6100c0 826 1500 277 1500 1100">
          <text:p/>
        </draw:connector>
        <draw:custom-shape draw:style-name="gr2" draw:text-style-name="P3" xml:id="id44" draw:id="id44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16.25cm" svg:y1="12.5cm" svg:x2="9.3cm" svg:y2="11.15cm" draw:start-shape="id37" draw:start-glue-point="4" draw:end-shape="id32" draw:end-glue-point="10" svg:d="m16250 12500c0-900-2316-1350-6950-1350">
          <text:p/>
        </draw:connector>
        <draw:connector draw:style-name="gr3" draw:text-style-name="P1" draw:layer="layout" draw:type="curve" draw:line-skew="0.749cm" svg:x1="19.3cm" svg:y1="8.75cm" svg:x2="11.6cm" svg:y2="5.15cm" draw:start-shape="id44" draw:start-glue-point="5" draw:end-shape="id43" svg:d="m19300 8750c-4650 0-800-3600-7700-3600">
          <text:p/>
        </draw:connector>
        <draw:connector draw:style-name="gr3" draw:text-style-name="P1" draw:layer="layout" draw:type="curve" svg:x1="20.25cm" svg:y1="7.8cm" svg:x2="20.9cm" svg:y2="4.85cm" draw:start-shape="id44" draw:start-glue-point="4" draw:end-shape="id42" draw:end-glue-point="10" svg:d="m20250 7800c0-1123 586-936 944-1392s487-1558-294-1558">
          <text:p/>
        </draw:connector>
        <draw:connector draw:style-name="gr3" draw:text-style-name="P1" draw:layer="layout" draw:type="curve" svg:x1="22.724cm" svg:y1="11.924cm" svg:x2="20.25cm" svg:y2="9.7cm" draw:start-shape="id39" draw:start-glue-point="5" draw:end-shape="id44" draw:end-glue-point="6" svg:d="m22724 11924c0-1984-2474-873-2474-2224">
          <text:p/>
        </draw:connector>
        <draw:custom-shape draw:style-name="gr4" draw:text-style-name="P4" xml:id="id36" draw:id="id36" draw:layer="layout" svg:width="1.9cm" svg:height="1.9cm" svg:x="11.6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curve" svg:x1="23.75cm" svg:y1="14.4cm" svg:x2="12.21cm" svg:y2="18.103cm" draw:start-shape="id39" draw:start-glue-point="8" draw:end-shape="id34" draw:end-glue-point="9" svg:d="m23750 14400c0 2469-3846 3703-11540 3703">
          <text:p/>
        </draw:connector>
        <draw:custom-shape draw:style-name="gr10" draw:text-style-name="P2" xml:id="id45" draw:id="id45" draw:layer="layout" svg:width="2.9cm" svg:height="2.9cm" svg:x="22.3cm" svg:y="7.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23.75cm" svg:y1="11.5cm" svg:x2="23.75cm" svg:y2="10.2cm" draw:start-shape="id39" draw:start-glue-point="4" draw:end-shape="id45" draw:end-glue-point="8" svg:d="m23750 11500v-1300">
          <text:p/>
        </draw:connector>
        <draw:connector draw:style-name="gr3" draw:text-style-name="P1" draw:layer="layout" draw:type="curve" svg:x1="22.3cm" svg:y1="8.75cm" svg:x2="21.2cm" svg:y2="8.75cm" draw:start-shape="id45" draw:start-glue-point="6" draw:end-shape="id44" svg:d="m22300 8750h-1100">
          <text:p/>
        </draw:connector>
        <draw:connector draw:style-name="gr3" draw:text-style-name="P1" draw:layer="layout" draw:type="curve" svg:x1="20.476cm" svg:y1="3.824cm" svg:x2="23.75cm" svg:y2="7.3cm" draw:start-shape="id42" draw:start-glue-point="11" draw:end-shape="id45" draw:end-glue-point="4" svg:d="m20476 3824c2183 0 3274 1158 3274 3476">
          <text:p/>
        </draw:connector>
        <draw:connector draw:style-name="gr6" draw:text-style-name="P1" draw:layer="layout" draw:type="curve" svg:x1="11.124cm" svg:y1="9.676cm" svg:x2="7.276cm" svg:y2="6.176cm" draw:start-shape="id40" draw:start-glue-point="7" draw:end-shape="id33" draw:end-glue-point="9" svg:d="m11124 9676c-2884 0-961-3500-3848-3500">
          <text:p/>
        </draw:connector>
        <draw:connector draw:style-name="gr3" draw:text-style-name="P1" draw:layer="layout" draw:type="curve" draw:line-skew="-1.951cm" svg:x1="17.357cm" svg:y1="2.193cm" svg:x2="24.776cm" svg:y2="7.724cm" draw:end-shape="id45" draw:end-glue-point="11" svg:d="m17357 2193c0 514 7419-2251 7419 5531">
          <text:p/>
        </draw:connector>
        <draw:connector draw:style-name="gr3" draw:text-style-name="P1" draw:layer="layout" draw:type="curve" svg:x1="18.424cm" svg:y1="5.876cm" svg:x2="22.3cm" svg:y2="12.95cm" draw:start-shape="id42" draw:start-glue-point="7" draw:end-shape="id39" draw:end-glue-point="6" svg:d="m18424 5876c0 4716 1292 7074 3876 7074">
          <text:p/>
        </draw:connector>
        <draw:connector draw:style-name="gr3" draw:text-style-name="P1" draw:layer="layout" draw:type="curve" svg:x1="24.616cm" svg:y1="5.894cm" svg:x2="25.2cm" svg:y2="12.95cm" draw:end-shape="id39" draw:end-glue-point="10" svg:d="m24616 5894c1657 0 1365 7056 584 7056">
          <text:p/>
        </draw:connector>
        <draw:connector draw:style-name="gr3" draw:text-style-name="P1" draw:layer="layout" draw:type="curve" svg:x1="18cm" svg:y1="4.85cm" svg:x2="16.25cm" svg:y2="8.6cm" draw:start-shape="id42" draw:start-glue-point="6" draw:end-shape="id41" draw:end-glue-point="4" svg:d="m18000 4850c-1167 0-1750 1250-1750 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1T09:36:19</meta:creation-date>
    <dc:date>2013-01-21T09:32:49</dc:date>
    <meta:editing-duration>PT8H40M32S</meta:editing-duration>
    <meta:editing-cycles>9</meta:editing-cycles>
    <meta:generator>LibreOffice/3.6$MacOSX_x86 LibreOffice_project/e29a214-2bbed72-0621de6-a97528c-8f066d</meta:generator>
    <meta:document-statistic meta:object-count="137"/>
  </office:meta>
</office:document-meta>
</file>